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up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3">
            <text:p>73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27.159237342754">
            <text:p>$227,16</text:p>
          </table:table-cell>
          <table:table-cell table:style-name="ce5" table:formula="of:=[.F2]-[.B3]/[.B4]" office:value-type="currency" office:currency="USD" office:value="227.159237342754">
            <text:p>$227,16</text:p>
          </table:table-cell>
          <table:table-cell table:style-name="ce15" table:formula="of:=[.G2]/1.1" office:value-type="currency" office:currency="EUR" office:value="206.508397584321">
            <text:p>206,5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31.563156941417">
            <text:p>$131,56</text:p>
          </table:table-cell>
          <table:table-cell table:style-name="ce7" table:formula="of:=[.F3]-[.B3]/[.B4]" office:value-type="currency" office:currency="USD" office:value="131.563156941417">
            <text:p>$131,56</text:p>
          </table:table-cell>
          <table:table-cell table:style-name="ce16" table:formula="of:=[.G3]/1.1" office:value-type="currency" office:currency="EUR" office:value="119.602869946743">
            <text:p>119,6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22.258881597127">
            <text:p>122,2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2">
            <text:p>0,05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0.5751406171909">
            <text:p>$50,58</text:p>
          </table:table-cell>
          <table:table-cell table:style-name="ce14" table:formula="of:=[.F4]-[.B3]/[.B4]" office:value-type="currency" office:currency="USD" office:value="50.5751406171909">
            <text:p>$50,58</text:p>
          </table:table-cell>
          <table:table-cell table:style-name="ce17" table:formula="of:=[.G4]/1.1" office:value-type="currency" office:currency="EUR" office:value="45.9774005610827">
            <text:p>45,9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9">
            <text:p>$7,9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95">
            <text:p>$3,95</text:p>
          </table:table-cell>
          <table:table-cell table:style-name="ce5"/>
          <table:table-cell table:style-name="ce5" table:formula="of:=[.B8]/(1+[.D2])^(1/4)" office:value-type="currency" office:currency="USD" office:value="3.88374897107614">
            <text:p>$3,88</text:p>
          </table:table-cell>
          <table:table-cell table:style-name="ce7" table:formula="of:=[.B5]/2" office:value-type="currency" office:currency="USD" office:value="3.95">
            <text:p>$3,95</text:p>
          </table:table-cell>
          <table:table-cell table:style-name="ce7"/>
          <table:table-cell table:style-name="ce7" table:formula="of:=[.E8]/(1+[.D3])^(1/4)" office:value-type="currency" office:currency="USD" office:value="3.87025571917516">
            <text:p>$3,87</text:p>
          </table:table-cell>
          <table:table-cell table:style-name="ce8" table:formula="of:=[.B5]/2" office:value-type="currency" office:currency="USD" office:value="3.95">
            <text:p>$3,95</text:p>
          </table:table-cell>
          <table:table-cell table:style-name="ce8"/>
          <table:table-cell table:style-name="ce8" table:formula="of:=[.H8]/(1+[.D4])^(1/4)" office:value-type="currency" office:currency="USD" office:value="3.85699365422143">
            <text:p>$3,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428">
            <text:p>$10,43</text:p>
          </table:table-cell>
          <table:table-cell office:value-type="percentage" office:value="0.32">
            <text:p>32,00%</text:p>
          </table:table-cell>
          <table:table-cell table:formula="of:=[.B9]/(1+[.$D$2])^[.A9]" office:value-type="currency" office:currency="USD" office:value="9.74579439252337">
            <text:p>$9,75</text:p>
          </table:table-cell>
          <table:table-cell table:formula="of:=[.B5]*(1+[.F9])" office:value-type="currency" office:currency="USD" office:value="10.112">
            <text:p>$10,11</text:p>
          </table:table-cell>
          <table:table-cell office:value-type="percentage" office:value="0.28">
            <text:p>28,00%</text:p>
          </table:table-cell>
          <table:table-cell table:formula="of:=[.E9]/(1+[.$D$3])^[.A9]" office:value-type="currency" office:currency="USD" office:value="9.31981566820277">
            <text:p>$9,32</text:p>
          </table:table-cell>
          <table:table-cell table:formula="of:=[.B5]*(1+[.I9])" office:value-type="currency" office:currency="USD" office:value="8.69">
            <text:p>$8,69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7.9">
            <text:p>$7,9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01088">
            <text:p>$10,01</text:p>
          </table:table-cell>
          <table:table-cell office:value-type="percentage" office:value="-0.04">
            <text:p>-4,00%</text:p>
          </table:table-cell>
          <table:table-cell table:formula="of:=[.B10]/(1+[.$D$2])^[.A10]" office:value-type="currency" office:currency="USD" office:value="8.74389029609573">
            <text:p>$8,74</text:p>
          </table:table-cell>
          <table:table-cell table:formula="of:=[.E9]*(1+[.F10])" office:value-type="currency" office:currency="USD" office:value="8.79744">
            <text:p>$8,80</text:p>
          </table:table-cell>
          <table:table-cell office:value-type="percentage" office:value="-0.13">
            <text:p>-13,00%</text:p>
          </table:table-cell>
          <table:table-cell table:formula="of:=[.E10]/(1+[.$D$3])^[.A10]" office:value-type="currency" office:currency="USD" office:value="7.4730319182824">
            <text:p>$7,47</text:p>
          </table:table-cell>
          <table:table-cell table:formula="of:=[.H9]*(1+[.I10])" office:value-type="currency" office:currency="USD" office:value="4.345">
            <text:p>$4,35</text:p>
          </table:table-cell>
          <table:table-cell office:value-type="percentage" office:value="-0.5">
            <text:p>-50,00%</text:p>
          </table:table-cell>
          <table:table-cell table:formula="of:=[.H10]/(1+[.$D$4])^[.A10]" office:value-type="currency" office:currency="USD" office:value="3.59090909090909">
            <text:p>$3,5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4124032">
            <text:p>$11,41</text:p>
          </table:table-cell>
          <table:table-cell office:value-type="percentage" office:value="0.14">
            <text:p>14,00%</text:p>
          </table:table-cell>
          <table:table-cell table:formula="of:=[.B11]/(1+[.$D$2])^[.A11]" office:value-type="currency" office:currency="USD" office:value="9.31592050238237">
            <text:p>$9,32</text:p>
          </table:table-cell>
          <table:table-cell table:formula="of:=[.E10]*(1+[.F11])" office:value-type="currency" office:currency="USD" office:value="9.1493376">
            <text:p>$9,15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7.16309050231677">
            <text:p>$7,16</text:p>
          </table:table-cell>
          <table:table-cell table:formula="of:=[.H10]*(1+[.I11])" office:value-type="currency" office:currency="USD" office:value="4.345">
            <text:p>$4,35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3.26446280991735">
            <text:p>$3,2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781891584">
            <text:p>$12,78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USD" office:value="9.75124389034416">
            <text:p>$9,75</text:p>
          </table:table-cell>
          <table:table-cell table:formula="of:=[.E11]*(1+[.F12])" office:value-type="currency" office:currency="USD" office:value="9.515311104">
            <text:p>$9,52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6.86600379945571">
            <text:p>$6,87</text:p>
          </table:table-cell>
          <table:table-cell table:formula="of:=[.H11]*(1+[.I12])" office:value-type="currency" office:currency="USD" office:value="4.12775">
            <text:p>$4,13</text:p>
          </table:table-cell>
          <table:table-cell office:value-type="percentage" office:value="-0.05">
            <text:p>-5,00%</text:p>
          </table:table-cell>
          <table:table-cell table:formula="of:=[.H12]/(1+[.$D$4])^[.A12]" office:value-type="currency" office:currency="USD" office:value="2.81930879038317">
            <text:p>$2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4.0600807424">
            <text:p>$14,06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10.0246432517557">
            <text:p>$10,02</text:p>
          </table:table-cell>
          <table:table-cell table:formula="of:=[.E12]*(1+[.F13])" office:value-type="currency" office:currency="USD" office:value="9.89592354816">
            <text:p>$9,9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6.58123866491607">
            <text:p>$6,58</text:p>
          </table:table-cell>
          <table:table-cell table:formula="of:=[.H12]*(1+[.I13])" office:value-type="currency" office:currency="USD" office:value="3.96264">
            <text:p>$3,96</text:p>
          </table:table-cell>
          <table:table-cell office:value-type="percentage" office:value="-0.04">
            <text:p>-4,00%</text:p>
          </table:table-cell>
          <table:table-cell table:formula="of:=[.H13]/(1+[.$D$4])^[.A13]" office:value-type="currency" office:currency="USD" office:value="2.46048767160713">
            <text:p>$2,4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5.325488009216">
            <text:p>$15,33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10.2120197611343">
            <text:p>$10,21</text:p>
          </table:table-cell>
          <table:table-cell table:formula="of:=[.E13]*(1+[.F14])" office:value-type="currency" office:currency="USD" office:value="10.2917604900864">
            <text:p>$10,2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6.30828406591034">
            <text:p>$6,31</text:p>
          </table:table-cell>
          <table:table-cell table:formula="of:=[.H13]*(1+[.I14])" office:value-type="currency" office:currency="USD" office:value="3.8437608">
            <text:p>$3,84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USD" office:value="2.16970276496265">
            <text:p>$2,1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5515270499533">
            <text:p>$16,55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10.3074591981542">
            <text:p>$10,31</text:p>
          </table:table-cell>
          <table:table-cell table:formula="of:=[.E14]*(1+[.F15])" office:value-type="currency" office:currency="USD" office:value="10.600513304789">
            <text:p>$10,6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5.9885092975923">
            <text:p>$5,99</text:p>
          </table:table-cell>
          <table:table-cell table:formula="of:=[.H14]*(1+[.I15])" office:value-type="currency" office:currency="USD" office:value="3.766885584">
            <text:p>$3,77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1.93300791787582">
            <text:p>$1,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71013394345">
            <text:p>$17,71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10.3074591981542">
            <text:p>$10,31</text:p>
          </table:table-cell>
          <table:table-cell table:formula="of:=[.E15]*(1+[.F16])" office:value-type="currency" office:currency="USD" office:value="10.8125235708848">
            <text:p>$10,8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5.62975067607756">
            <text:p>$5,63</text:p>
          </table:table-cell>
          <table:table-cell table:formula="of:=[.H15]*(1+[.I16])" office:value-type="currency" office:currency="USD" office:value="3.72921672816">
            <text:p>$3,73</text:p>
          </table:table-cell>
          <table:table-cell office:value-type="percentage" office:value="-0.01">
            <text:p>-1,00%</text:p>
          </table:table-cell>
          <table:table-cell table:formula="of:=[.H16]/(1+[.$D$4])^[.A16]" office:value-type="currency" office:currency="USD" office:value="1.73970712608823">
            <text:p>$1,7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772741980057">
            <text:p>$18,77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0.211127803779">
            <text:p>$10,21</text:p>
          </table:table-cell>
          <table:table-cell table:formula="of:=[.E16]*(1+[.F17])" office:value-type="currency" office:currency="USD" office:value="11.0287740423025">
            <text:p>$11,03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5.29248450654296">
            <text:p>$5,29</text:p>
          </table:table-cell>
          <table:table-cell table:formula="of:=[.H16]*(1+[.I17])" office:value-type="currency" office:currency="USD" office:value="3.72921672816">
            <text:p>$3,73</text:p>
          </table:table-cell>
          <table:table-cell office:value-type="percentage" office:value="6.93889390390723E-018">
            <text:p>0,00%</text:p>
          </table:table-cell>
          <table:table-cell table:formula="of:=[.H17]/(1+[.$D$4])^[.A17]" office:value-type="currency" office:currency="USD" office:value="1.58155193280749">
            <text:p>$1,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9.5236516592593">
            <text:p>$19,52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9.92483450086927">
            <text:p>$9,92</text:p>
          </table:table-cell>
          <table:table-cell table:formula="of:=[.E17]*(1+[.F18])" office:value-type="currency" office:currency="USD" office:value="11.2493495231485">
            <text:p>$11,2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4.97542322274084">
            <text:p>$4,98</text:p>
          </table:table-cell>
          <table:table-cell table:formula="of:=[.H17]*(1+[.I18])" office:value-type="currency" office:currency="USD" office:value="3.72921672816">
            <text:p>$3,73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43777448437044">
            <text:p>$1,4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02.428141766268">
            <text:p>$102,43</text:p>
          </table:table-cell>
          <table:table-cell/>
          <table:table-cell table:style-name="ce7"/>
          <table:table-cell table:formula="of:=SUM([.G8:.G18])" office:value-type="currency" office:currency="USD" office:value="69.4678880412129">
            <text:p>$69,47</text:p>
          </table:table-cell>
          <table:table-cell/>
          <table:table-cell table:style-name="ce8"/>
          <table:table-cell table:formula="of:=SUM([.J8:.J18])" office:value-type="currency" office:currency="USD" office:value="32.7539062431428">
            <text:p>$32,7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53.807471570371">
            <text:p>$253,81</text:p>
          </table:table-cell>
          <table:table-cell table:style-name="ce5"/>
          <table:table-cell table:formula="of:=[.B20]/(1+[.D2])^([.A18]+1/2)" office:value-type="currency" office:currency="USD" office:value="124.731095576485">
            <text:p>$124,73</text:p>
          </table:table-cell>
          <table:table-cell table:formula="of:=[.E18]*[.D5]" office:value-type="currency" office:currency="USD" office:value="146.241543800931">
            <text:p>$146,24</text:p>
          </table:table-cell>
          <table:table-cell table:style-name="ce7"/>
          <table:table-cell table:formula="of:=[.E20]/(1+[.D3])^([.A18]+1/2)" office:value-type="currency" office:currency="USD" office:value="62.0952689002043">
            <text:p>$62,10</text:p>
          </table:table-cell>
          <table:table-cell table:formula="of:=[.H18]*[.D5]" office:value-type="currency" office:currency="USD" office:value="48.47981746608">
            <text:p>$48,48</text:p>
          </table:table-cell>
          <table:table-cell table:style-name="ce8"/>
          <table:table-cell table:formula="of:=[.H20]/(1+[.D4])^([.A18]+1/2)" office:value-type="currency" office:currency="USD" office:value="17.8212343740481">
            <text:p>$17,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14.01.2023</text:date>, <text:time>11:0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14T11:02:24.64</dc:date>
    <dc:creator>aaa </dc:creator>
    <meta:editing-duration>P3DT10H25M26S</meta:editing-duration>
    <meta:editing-cycles>59</meta:editing-cycles>
    <meta:generator>OpenOffice/4.1.5$Win32 OpenOffice.org_project/415m1$Build-9789</meta:generator>
    <meta:document-statistic meta:table-count="5" meta:cell-count="691" meta:object-count="0"/>
  </office:meta>
</office:document-meta>
</file>